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8cm" fo:min-width="2.478cm"/>
    </style:style>
    <style:style style:name="gr2" style:family="graphic" style:parent-style-name="Filled_20_Yellow">
      <style:graphic-properties draw:textarea-vertical-align="middle" draw:auto-grow-height="false" fo:min-height="0.938cm" fo:min-width="1.773cm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style:text-line-through-style="none" style:text-line-through-type="none" style:font-name="Ubuntu" fo:font-size="20pt" fo:font-style="normal" fo:text-shadow="none" fo:font-weight="bold" fo:background-color="#784b0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Ubuntu" fo:font-size="20pt" fo:font-style="normal" fo:text-shadow="none" fo:font-weight="bold" fo:background-color="#ffb66c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3.3cm" svg:x="1.5cm" svg:y="1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cm" svg:height="2.3cm" draw:transform="rotate (1.5707963267949) translate (2cm 4.2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2.8cm" svg:height="1.1cm" svg:x="1.8cm" svg:y="2.7cm">
          <draw:text-box>
            <text:p><text:span text:style-name="T1">SPE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="solid" draw:fill-color="#813709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8cm" fo:margin-bottom="23.327cm" fo:margin-left="1.426cm" fo:margin-right="16.66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0:31:56.207490367</meta:creation-date>
    <dc:date>2020-04-02T01:49:12.132454953</dc:date>
    <meta:editing-duration>PT18M49S</meta:editing-duration>
    <meta:editing-cycles>3</meta:editing-cycles>
    <meta:generator>LibreOffice/6.3.5.2$Linux_X86_64 LibreOffice_project/30$Build-2</meta:generator>
    <meta:document-statistic meta:object-count="3"/>
  </office:meta>
</office:document-meta>
</file>